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/>
    </style:style>
    <style:style style:name="P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8" style:parent-style-name="DefaultParagraphFont" style:family="text">
      <style:text-properties style:font-name="Arial" style:font-name-complex="Arial"/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8" style:parent-style-name="DefaultParagraphFont" style:family="text">
      <style:text-properties style:font-name="Arial" style:font-name-complex="Arial"/>
    </style:style>
    <style:style style:name="P29" style:parent-style-name="Normal" style:family="paragraph">
      <style:paragraph-properties fo:text-align="justify"/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/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40" style:parent-style-name="DefaultParagraphFont" style:family="text">
      <style:text-properties style:font-name="Arial" style:font-name-complex="Arial"/>
    </style:style>
    <style:style style:name="P4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" style:parent-style-name="Normal" style:family="paragraph">
      <style:paragraph-properties fo:text-align="justify"/>
      <style:text-properties style:font-name="Arial" style:font-name-complex="Arial"/>
    </style:style>
    <style:style style:name="P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4" style:parent-style-name="Normal" style:family="paragraph">
      <style:paragraph-properties fo:text-align="justify"/>
      <style:text-properties style:font-name="Arial" style:font-name-complex="Arial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Normal" style:family="paragraph">
      <style:paragraph-properties fo:text-align="justify"/>
      <style:text-properties style:font-name="Arial" style:font-name-complex="Arial"/>
    </style:style>
    <style:style style:name="P47" style:parent-style-name="Normal" style:family="paragraph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P50" style:parent-style-name="Normal" style:family="paragraph">
      <style:paragraph-properties fo:text-align="justify"/>
      <style:text-properties style:font-name="Arial" style:font-name-complex="Arial"/>
    </style:style>
    <style:style style:name="P51" style:parent-style-name="Normal" style:family="paragraph">
      <style:paragraph-properties fo:text-align="justify"/>
      <style:text-properties style:font-name="Arial" style:font-name-complex="Arial"/>
    </style:style>
    <style:style style:name="P52" style:parent-style-name="Normal" style:family="paragraph">
      <style:paragraph-properties fo:text-align="justify"/>
      <style:text-properties style:font-name="Arial" style:font-name-complex="Arial"/>
    </style:style>
    <style:style style:name="P53" style:parent-style-name="Normal" style:family="paragraph">
      <style:paragraph-properties fo:text-align="justify"/>
      <style:text-properties style:font-name="Arial" style:font-name-complex="Arial"/>
    </style:style>
    <style:style style:name="P54" style:parent-style-name="Normal" style:family="paragraph">
      <style:paragraph-properties fo:text-align="justify"/>
      <style:text-properties style:font-name="Arial" style:font-name-complex="Arial"/>
    </style:style>
    <style:style style:name="P55" style:parent-style-name="Normal" style:family="paragraph">
      <style:paragraph-properties fo:text-align="justify"/>
      <style:text-properties style:font-name="Arial" style:font-name-complex="Arial"/>
    </style:style>
    <style:style style:name="P56" style:parent-style-name="Normal" style:family="paragraph">
      <style:paragraph-properties fo:text-align="justify"/>
      <style:text-properties style:font-name="Arial" style:font-name-complex="Arial"/>
    </style:style>
    <style:style style:name="P57" style:parent-style-name="Normal" style:family="paragraph">
      <style:paragraph-properties fo:text-align="justify"/>
      <style:text-properties style:font-name="Arial" style:font-name-complex="Arial"/>
    </style:style>
    <style:style style:name="P58" style:parent-style-name="Normal" style:family="paragraph">
      <style:paragraph-properties fo:text-align="justify"/>
      <style:text-properties style:font-name="Arial" style:font-name-complex="Arial"/>
    </style:style>
    <style:style style:name="P59" style:parent-style-name="Normal" style:family="paragraph">
      <style:paragraph-properties fo:text-align="justify"/>
      <style:text-properties style:font-name="Arial" style:font-name-complex="Arial"/>
    </style:style>
    <style:style style:name="P60" style:parent-style-name="Normal" style:family="paragraph">
      <style:paragraph-properties fo:text-align="justify"/>
      <style:text-properties style:font-name="Arial" style:font-name-complex="Arial"/>
    </style:style>
    <style:style style:name="P61" style:parent-style-name="Normal" style:family="paragraph">
      <style:paragraph-properties fo:text-align="justify"/>
      <style:text-properties style:font-name="Arial" style:font-name-complex="Arial"/>
    </style:style>
    <style:style style:name="P62" style:parent-style-name="Normal" style:family="paragraph">
      <style:paragraph-properties fo:text-align="justify"/>
      <style:text-properties style:font-name="Arial" style:font-name-complex="Arial"/>
    </style:style>
    <style:style style:name="P63" style:parent-style-name="Normal" style:family="paragraph">
      <style:paragraph-properties fo:text-align="justify"/>
      <style:text-properties style:font-name="Arial" style:font-name-complex="Arial"/>
    </style:style>
    <style:style style:name="P64" style:parent-style-name="Normal" style:family="paragraph">
      <style:paragraph-properties fo:text-align="justify"/>
      <style:text-properties style:font-name="Arial" style:font-name-complex="Arial"/>
    </style:style>
    <style:style style:name="P65" style:parent-style-name="Normal" style:family="paragraph">
      <style:paragraph-properties fo:text-align="justify"/>
      <style:text-properties style:font-name="Arial" style:font-name-complex="Arial"/>
    </style:style>
    <style:style style:name="P66" style:parent-style-name="Normal" style:family="paragraph">
      <style:paragraph-properties fo:text-align="justify"/>
      <style:text-properties style:font-name="Arial" style:font-name-complex="Arial"/>
    </style:style>
    <style:style style:name="P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" style:parent-style-name="Normal" style:family="paragraph">
      <style:paragraph-properties fo:text-align="justify"/>
      <style:text-properties style:font-name="Arial" style:font-name-complex="Arial"/>
    </style:style>
    <style:style style:name="P69" style:parent-style-name="Normal" style:family="paragraph">
      <style:paragraph-properties fo:text-align="justify"/>
      <style:text-properties style:font-name="Arial" style:font-name-complex="Arial"/>
    </style:style>
    <style:style style:name="P70" style:parent-style-name="Normal" style:family="paragraph">
      <style:paragraph-properties fo:text-align="justify"/>
      <style:text-properties style:font-name="Arial" style:font-name-complex="Arial"/>
    </style:style>
    <style:style style:name="P71" style:parent-style-name="Normal" style:family="paragraph">
      <style:paragraph-properties fo:text-align="justify"/>
      <style:text-properties style:font-name="Arial" style:font-name-complex="Arial"/>
    </style:style>
    <style:style style:name="P72" style:parent-style-name="Normal" style:family="paragraph">
      <style:paragraph-properties fo:text-align="justify"/>
      <style:text-properties style:font-name="Arial" style:font-name-complex="Arial"/>
    </style:style>
    <style:style style:name="P73" style:parent-style-name="Normal" style:family="paragraph">
      <style:paragraph-properties fo:text-align="justify"/>
      <style:text-properties style:font-name="Arial" style:font-name-complex="Arial"/>
    </style:style>
    <style:style style:name="P74" style:parent-style-name="Normal" style:family="paragraph">
      <style:paragraph-properties fo:text-align="justify"/>
      <style:text-properties style:font-name="Arial" style:font-name-complex="Arial"/>
    </style:style>
    <style:style style:name="P75" style:parent-style-name="Normal" style:family="paragraph">
      <style:paragraph-properties fo:text-align="justify"/>
      <style:text-properties style:font-name="Arial" style:font-name-complex="Arial"/>
    </style:style>
    <style:style style:name="P76" style:parent-style-name="Normal" style:family="paragraph">
      <style:paragraph-properties fo:text-align="justify"/>
      <style:text-properties style:font-name="Arial" style:font-name-complex="Arial"/>
    </style:style>
    <style:style style:name="P77" style:parent-style-name="Normal" style:family="paragraph">
      <style:paragraph-properties fo:text-align="justify"/>
      <style:text-properties style:font-name="Arial" style:font-name-complex="Arial"/>
    </style:style>
    <style:style style:name="P78" style:parent-style-name="Normal" style:family="paragraph">
      <style:paragraph-properties fo:text-align="justify"/>
      <style:text-properties style:font-name="Arial" style:font-name-complex="Arial"/>
    </style:style>
    <style:style style:name="P79" style:parent-style-name="Normal" style:family="paragraph">
      <style:paragraph-properties fo:text-align="justify"/>
      <style:text-properties style:font-name="Arial" style:font-name-complex="Arial"/>
    </style:style>
    <style:style style:name="P80" style:parent-style-name="Normal" style:family="paragraph">
      <style:paragraph-properties fo:text-align="justify"/>
      <style:text-properties style:font-name="Arial" style:font-name-complex="Arial"/>
    </style:style>
    <style:style style:name="P81" style:parent-style-name="Normal" style:family="paragraph">
      <style:paragraph-properties fo:text-align="justify"/>
      <style:text-properties style:font-name="Arial" style:font-name-complex="Arial"/>
    </style:style>
    <style:style style:name="P82" style:parent-style-name="Normal" style:family="paragraph">
      <style:paragraph-properties fo:text-align="justify"/>
      <style:text-properties style:font-name="Arial" style:font-name-complex="Arial"/>
    </style:style>
    <style:style style:name="P83" style:parent-style-name="Normal" style:family="paragraph">
      <style:paragraph-properties fo:text-align="justify"/>
      <style:text-properties style:font-name="Arial" style:font-name-complex="Arial"/>
    </style:style>
    <style:style style:name="P84" style:parent-style-name="Normal" style:family="paragraph">
      <style:paragraph-properties fo:text-align="justify"/>
      <style:text-properties style:font-name="Arial" style:font-name-complex="Arial"/>
    </style:style>
    <style:style style:name="P85" style:parent-style-name="Normal" style:family="paragraph">
      <style:paragraph-properties fo:text-align="justify"/>
      <style:text-properties style:font-name="Arial" style:font-name-complex="Arial"/>
    </style:style>
    <style:style style:name="P86" style:parent-style-name="Normal" style:family="paragraph">
      <style:paragraph-properties fo:text-align="justify"/>
      <style:text-properties style:font-name="Arial" style:font-name-complex="Arial"/>
    </style:style>
    <style:style style:name="P87" style:parent-style-name="Normal" style:family="paragraph">
      <style:paragraph-properties fo:text-align="justify"/>
      <style:text-properties style:font-name="Arial" style:font-name-complex="Arial"/>
    </style:style>
    <style:style style:family="graphic" style:name="a0">
      <style:graphic-properties/>
    </style:style>
  </office:automatic-styles>
  <office:body>
    <office:text text:use-soft-page-breaks="true">
      <text:p text:style-name="P1"/>
      <text:p text:style-name="P2">Question1:</text:p>
      <text:p text:style-name="P3"><text:span text:style-name="T4">In the first instance, I carried out exploratory data analysis (EDA), through which I identified useful and relevant features and suitable algorithms for this problem. Under<text:s/></text:span><text:span text:style-name="T5">Task1</text:span><text:span text:style-name="T6"><text:s/>in the repository, you will find all the necessary code (</text:span><text:span text:style-name="T7">prediction</text:span><text:span text:style-name="T8">.ipynb file). I trained several models, including the<text:s/></text:span><text:span text:style-name="T9">Dummy model</text:span><text:span text:style-name="T10"><text:s/>and key models such as<text:s/></text:span><text:span text:style-name="T11">Extreme Regressor</text:span><text:span text:style-name="T12">,<text:s/></text:span><text:span text:style-name="T13">Random Forest Regressor</text:span><text:span text:style-name="T14">,<text:s/></text:span><text:span text:style-name="T15">Gradient Boosting</text:span><text:span text:style-name="T16">, and<text:s/></text:span><text:span text:style-name="T17">K-Nearest Neighbor</text:span><text:span text:style-name="T18">.</text:span></text:p>
      <text:p text:style-name="P19"><text:span text:style-name="T20">After several experiments, the<text:s/></text:span><text:span text:style-name="T21">Random Forest Regressor</text:span><text:span text:style-name="T22"><text:s/>demonstrated the best performance on the validation data, followed by the<text:s/></text:span><text:span text:style-name="T23">Extreme Tree Regressor (ETR)</text:span><text:span text:style-name="T24">. Consequently, I selected the<text:s/></text:span><text:span text:style-name="T25">Random Forest Regressor</text:span><text:span text:style-name="T26"><text:s/>to predict the<text:s/></text:span><text:span text:style-name="T27">view-prediction</text:span><text:span text:style-name="T28"><text:s/>for the test set.</text:span></text:p>
      <text:p text:style-name="P29"><text:span text:style-name="T30">In terms of performance, the<text:s/></text:span><text:span text:style-name="T31">Random Forest Regressor</text:span><text:span text:style-name="T32"><text:s/>achieved an<text:s/></text:span><text:span text:style-name="T33">R² of 0.846110</text:span><text:span text:style-name="T34">, with an<text:s/></text:span><text:span text:style-name="T35">RMSE of 1,494,697</text:span><text:span text:style-name="T36"><text:s/>and an<text:s/></text:span><text:span text:style-name="T37">MAE of 9,926,997</text:span><text:span text:style-name="T38">. All results, including graphs, are provided in the repository under the folder/file:<text:s/></text:span><text:span text:style-name="T39">Task1/prediction.ipynb</text:span><text:span text:style-name="T40">.</text:span></text:p>
      <text:p text:style-name="P41"/>
      <text:p text:style-name="P42"/>
      <text:p text:style-name="P43">Question 2:</text:p>
      <text:p text:style-name="P44">From the text in VideoA.txt, I can see that it describes engaging and entertaining stories<text:s/>about “Embarrassingly Dumb Ways People Died." The content is likely to capture the audience's attention due to its humorous and shocking nature.</text:p>
      <text:p text:style-name="P45">I think considering the retention factors as alighted in colours in the text can contribute to audience retention capturing factors</text:p>
      <text:p text:style-name="P46">The following are those factors I think could<text:s/>contribute<text:s/>to audience retention factors<text:s/></text:p>
      <text:p text:style-name="Normal"/>
      <text:p text:style-name="P47">1. Engagement: The opening lines are crucial for retaining viewers. If the introduction is captivating, it can lead to higher retention rates.</text:p>
      <text:p text:style-name="P48">2. Content Structure: The text is structured with anecdotes, which can keep viewers interested. Each story is likely to have a hook that maintains attention.</text:p>
      <text:p text:style-name="P49">3. Length of Segments: Short, punchy segments tend to retain viewers better than long, drawn-out explanations.</text:p>
      <text:p text:style-name="Normal"/>
      <text:soft-page-break/>
      <text:p text:style-name="P50">Furthermore, when the audience<text:s/>retention<text:s/>data in<text:s/>terms<text:s/>of percentages from the data in VideoA.xlsx<text:s/>is<text:s/>compared with other<text:s/>video<text:s/>data, I can see a trend where<text:s/>retention<text:s/>tends to decrease as the vidoe<text:s/>progresses. The<text:s/>first few positions generally have higher retention rates.<text:s/></text:p>
      <text:p text:style-name="P51">Using the given video data VideoA.xlsx and comparison data with other videos (%), I can make educated<text:s/>guesses<text:s/>for the first 5 positions. The results are provided below</text:p>
      <text:p text:style-name="P52">All the above are educated<text:s/>guesses<text:s/>based on data analysis from the trend and plot as shown on<text:s/>the<text:s/>graph in<text:s/>the<text:s/>"VideoA.xlsx" file (Please the Graph plotted).</text:p>
      <text:p text:style-name="Normal"><draw:frame draw:style-name="a0" draw:name="Chart 1" text:anchor-type="as-char" svg:x="0in" svg:y="0in" svg:width="6.5in" svg:height="3.93889in" style:rel-width="scale" style:rel-height="scale"><draw:object xlink:href="Object 1/" xlink:type="simple" xlink:show="embed" xlink:actuate="onLoad"/><svg:title/><svg:desc/></draw:frame></text:p>
      <text:p text:style-name="Normal">Figure 1. The Graph of Absolute Audience Retention and Its Comparison with other Videos.</text:p>
      <text:p text:style-name="P53">Conclusion</text:p>
      <text:p text:style-name="P54">These predictions are based on the engaging nature of the content, the structure of the text, and the observed trends in audience retention data. The initial positions<text:s/><text:s/>are expected to have higher retention due to the captivating introduction and storytelling format.</text:p>
      <text:p text:style-name="P55"/>
      <text:p text:style-name="P56">Other Methods</text:p>
      <text:p text:style-name="P57">Other Apporach to use to forecast the trend is<text:s/>an<text:s/>interpolation. In this<text:s/>approach, I only guessed the first values which are set to 104.56% for "Absolute audience retention" and<text:s/><text:soft-page-break/>44.46% for the Compared to other videos (%). The<text:s/>remaining<text:s/>values are predicted using interpolation method the results</text:p>
      <text:p text:style-name="P58"/>
      <text:p text:style-name="P59"><text:s/>Video position (%) <text:s/>Absolute audience retention (%) <text:s/>Compared to other videos (%)</text:p>
      <text:p text:style-name="P60">0 <text:s text:c="18"/>0 <text:s text:c="26"/>104.56 <text:s text:c="24"/>44.46</text:p>
      <text:p text:style-name="P61">1 <text:s text:c="18"/>1 <text:s text:c="27"/>98.02 <text:s text:c="24"/>49.00</text:p>
      <text:p text:style-name="P62">2 <text:s text:c="18"/>2 <text:s text:c="27"/>92.50 <text:s text:c="24"/>52.46</text:p>
      <text:p text:style-name="P63">3 <text:s text:c="18"/>3 <text:s text:c="27"/>88.00 <text:s text:c="24"/>54.86</text:p>
      <text:p text:style-name="P64">4 <text:s text:c="18"/>4 <text:s text:c="27"/>84.52 <text:s text:c="24"/>56.18</text:p>
      <text:p text:style-name="P65">5 <text:s text:c="18"/>5 <text:s text:c="27"/>82.07 <text:s text:c="24"/>56.43</text:p>
      <text:p text:style-name="P66"/>
      <text:p text:style-name="P67">Question 3:</text:p>
      <text:p text:style-name="P68">A more effective wording for<text:s/>the<text:s/>introduction of Video A:</text:p>
      <text:p text:style-name="P69"/>
      <text:p text:style-name="P70">Welcome to 'Embarrassingly Dumb Ways People Died [Part 8]!</text:p>
      <text:p text:style-name="P71"><text:s/>Ever wondered how some people manage to exit this world in the most ridiculous ways? Get ready for a wild ride through the most outrageous and jaw-dropping stories that will leave you both shocked and entertained. From bizarre accidents to unbelievable decisions, these tales are not just cautionary—they<text:s/>are downright hilarious! So, buckle up and let’s dive into the absurdity of human folly!</text:p>
      <text:p text:style-name="P72"/>
      <text:p text:style-name="P73">Reason for the changes:</text:p>
      <text:p text:style-name="P74">1.<text:s/>Engaging Hook: The revised intro starts with a direct address to the audience, making it more inviting.</text:p>
      <text:p text:style-name="P75">2.<text:s/>Curiosity and Humor: Phrasing like "wild ride" and "jaw-dropping stories" creates curiosity and sets a humorous tone.</text:p>
      <text:p text:style-name="P76">3.<text:s/>Clear Structure: The revised intro clearly outlines what the audience can expect, which can help retain viewers.</text:p>
      <text:p text:style-name="P77"/>
      <text:p text:style-name="P78">New Prediction:</text:p>
      <text:soft-page-break/>
      <text:p text:style-name="P79"><text:s/>Video position (%) <text:s/>Absolute audience retention (%) <text:s/>Compared to other videos (%)</text:p>
      <text:p text:style-name="P80">0 <text:s text:c="18"/>0 <text:s text:c="26"/>110.56 <text:s text:c="24"/>38.46</text:p>
      <text:p text:style-name="P81">1 <text:s text:c="18"/>1 <text:s text:c="26"/>108.02 <text:s text:c="24"/>40.00</text:p>
      <text:p text:style-name="P82">2 <text:s text:c="18"/>2 <text:s text:c="26"/>105.50 <text:s text:c="24"/>48.46</text:p>
      <text:p text:style-name="P83">3 <text:s text:c="18"/>3 <text:s text:c="26"/>100.02 <text:s text:c="24"/>47.86</text:p>
      <text:p text:style-name="P84">4 <text:s text:c="18"/>4 <text:s text:c="26"/><text:s/>97.52 <text:s text:c="24"/><text:s text:c="2"/>50.18</text:p>
      <text:p text:style-name="P85">5 <text:s text:c="17"/>5 <text:s text:c="28"/>86.37<text:tab/><text:tab/><text:s text:c="7"/>51.29<text:s/></text:p>
      <text:p text:style-name="P86">Conclusion</text:p>
      <text:p text:style-name="P87">By rewriting the introduction to be more engaging and inviting.<text:s/>We<text:s/>can potentially increase audience retention. While machine learning<text:s/>can provide insights and predictions based on historical data, the effectiveness of the new intro can also be evaluated through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ideen Adegoke</meta:initial-creator>
    <dc:creator>Muideen Adegoke</dc:creator>
    <meta:creation-date>2025-03-11T23:59:00Z</meta:creation-date>
    <dc:date>2025-03-12T14:48:00Z</dc:date>
    <meta:template xlink:href="Normal" xlink:type="simple"/>
    <meta:editing-cycles>2</meta:editing-cycles>
    <meta:editing-duration>PT1920S</meta:editing-duration>
    <meta:user-defined meta:name="GrammarlyDocumentId">a27b1eff-1b14-4ec4-bfb6-b0d9f15fb1c6</meta:user-defined>
    <meta:document-statistic meta:page-count="4" meta:paragraph-count="59" meta:word-count="873" meta:character-count="5408" meta:row-count="109" meta:non-whitespace-character-count="459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389in" svg:stroke-color="#000000" svg:stroke-opacity="100%" draw:stroke-linejoin="miter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7" svg:stroke-width="0.02083in" svg:stroke-color="#e97132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T000">
      <style:chart-properties chart:regression-type="linear"/>
      <style:graphic-properties draw:fill="none" draw:stroke="dash" draw:stroke-dash="a4" svg:stroke-width="0.02083in" svg:stroke-color="#156082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2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draw:marker-start="a3" svg:stroke-opacity="100%" draw:stroke-linejoin="round" svg:stroke-linecap="round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draw:marker-start="a6" svg:stroke-opacity="100%" draw:stroke-linejoin="round" svg:stroke-linecap="round"/>
    </style:style>
  </office:automatic-styles>
  <office:body>
    <office:chart>
      <chart:chart chart:class="chart:line" svg:height="283.6pt" svg:width="468.0pt" chart:style-name="Crt0">
        <chart:title svg:x="73.58496062992125pt" svg:y="0.0pt" chart:style-name="CT00">
          <text:p text:style-name="a0" text:class-names="" text:cond-style-name="">Absolute Audience Retention and Comparison with others Videos</text:p>
        </chart:title>
        <chart:legend style:legend-expansion="custom" style:legend-expansion-aspect-ratio="23.709234355994052" svg:width="331.5111023622047pt" svg:height="13.98236220472441pt" svg:x="72.89330708661417pt" svg:y="263.4429921259842pt" chart:style-name="Lgnd"/>
        <chart:plot-area svg:x="23.64874015748032pt" svg:y="22.31251968503937pt" svg:width="439.9566929133858pt" svg:height="228.656377952756pt"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<text:s text:c="1"/>Video Position in %</text:p>
            </chart:title>
            <chart:categories table:cell-range-address="local-table.$A$2:.$A$95"/>
          </chart:axis>
          <chart:axis chart:dimension="y" chart:name="primary-y" chart:style-name="Axs1">
            <chart:title chart:style-name="AT01">
              <text:p text:style-name="a2" text:class-names="" text:cond-style-name="">Values in %</text:p>
            </chart:title>
            <chart:grid chart:class="major" chart:style-name="GMa1"/>
            <chart:grid chart:class="minor" chart:style-name="GMi1"/>
          </chart:axis>
          <chart:series chart:label-cell-address="local-table.$B$1" chart:values-cell-range-address="local-table.$B$2:.$B$95" chart:class="chart:line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4"/>
          </chart:series>
          <chart:series chart:label-cell-address="local-table.$C$1" chart:values-cell-range-address="local-table.$C$2:.$C$95" chart:class="chart:line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80.63"/>
            <table:table-cell office:value-type="float" office:value="55.6"/>
          </table:table-row>
          <table:table-row>
            <table:table-cell office:value-type="string">
              <text:p>2</text:p>
            </table:table-cell>
            <table:table-cell office:value-type="float" office:value="80.08"/>
            <table:table-cell office:value-type="float" office:value="53.96"/>
          </table:table-row>
          <table:table-row>
            <table:table-cell office:value-type="string">
              <text:p>3</text:p>
            </table:table-cell>
            <table:table-cell office:value-type="float" office:value="79.64"/>
            <table:table-cell office:value-type="float" office:value="53.03"/>
          </table:table-row>
          <table:table-row>
            <table:table-cell office:value-type="string">
              <text:p>4</text:p>
            </table:table-cell>
            <table:table-cell office:value-type="float" office:value="79.23"/>
            <table:table-cell office:value-type="float" office:value="52.96"/>
          </table:table-row>
          <table:table-row>
            <table:table-cell office:value-type="string">
              <text:p>5</text:p>
            </table:table-cell>
            <table:table-cell office:value-type="float" office:value="78.5"/>
            <table:table-cell office:value-type="float" office:value="54.02"/>
          </table:table-row>
          <table:table-row>
            <table:table-cell office:value-type="string">
              <text:p>6</text:p>
            </table:table-cell>
            <table:table-cell office:value-type="float" office:value="77.97"/>
            <table:table-cell office:value-type="float" office:value="56.98"/>
          </table:table-row>
          <table:table-row>
            <table:table-cell office:value-type="string">
              <text:p>7</text:p>
            </table:table-cell>
            <table:table-cell office:value-type="float" office:value="77.290000000000006"/>
            <table:table-cell office:value-type="float" office:value="62.03"/>
          </table:table-row>
          <table:table-row>
            <table:table-cell office:value-type="string">
              <text:p>8</text:p>
            </table:table-cell>
            <table:table-cell office:value-type="float" office:value="77.08"/>
            <table:table-cell office:value-type="float" office:value="67.209999999999994"/>
          </table:table-row>
          <table:table-row>
            <table:table-cell office:value-type="string">
              <text:p>9</text:p>
            </table:table-cell>
            <table:table-cell office:value-type="float" office:value="82.21"/>
            <table:table-cell office:value-type="float" office:value="69.36"/>
          </table:table-row>
          <table:table-row>
            <table:table-cell office:value-type="string">
              <text:p>10</text:p>
            </table:table-cell>
            <table:table-cell office:value-type="float" office:value="76.599999999999994"/>
            <table:table-cell office:value-type="float" office:value="66.86"/>
          </table:table-row>
          <table:table-row>
            <table:table-cell office:value-type="string">
              <text:p>11</text:p>
            </table:table-cell>
            <table:table-cell office:value-type="float" office:value="76.180000000000007"/>
            <table:table-cell office:value-type="float" office:value="61.15"/>
          </table:table-row>
          <table:table-row>
            <table:table-cell office:value-type="string">
              <text:p>12</text:p>
            </table:table-cell>
            <table:table-cell office:value-type="float" office:value="75.08"/>
            <table:table-cell office:value-type="float" office:value="55.42"/>
          </table:table-row>
          <table:table-row>
            <table:table-cell office:value-type="string">
              <text:p>13</text:p>
            </table:table-cell>
            <table:table-cell office:value-type="float" office:value="75.739999999999995"/>
            <table:table-cell office:value-type="float" office:value="51.24"/>
          </table:table-row>
          <table:table-row>
            <table:table-cell office:value-type="string">
              <text:p>14</text:p>
            </table:table-cell>
            <table:table-cell office:value-type="float" office:value="73.900000000000006"/>
            <table:table-cell office:value-type="float" office:value="47.84"/>
          </table:table-row>
          <table:table-row>
            <table:table-cell office:value-type="string">
              <text:p>15</text:p>
            </table:table-cell>
            <table:table-cell office:value-type="float" office:value="73.64"/>
            <table:table-cell office:value-type="float" office:value="44.56"/>
          </table:table-row>
          <table:table-row>
            <table:table-cell office:value-type="string">
              <text:p>16</text:p>
            </table:table-cell>
            <table:table-cell office:value-type="float" office:value="73.37"/>
            <table:table-cell office:value-type="float" office:value="41.56"/>
          </table:table-row>
          <table:table-row>
            <table:table-cell office:value-type="string">
              <text:p>17</text:p>
            </table:table-cell>
            <table:table-cell office:value-type="float" office:value="72.95"/>
            <table:table-cell office:value-type="float" office:value="39.15"/>
          </table:table-row>
          <table:table-row>
            <table:table-cell office:value-type="string">
              <text:p>18</text:p>
            </table:table-cell>
            <table:table-cell office:value-type="float" office:value="72.38"/>
            <table:table-cell office:value-type="float" office:value="37.49"/>
          </table:table-row>
          <table:table-row>
            <table:table-cell office:value-type="string">
              <text:p>19</text:p>
            </table:table-cell>
            <table:table-cell office:value-type="float" office:value="71.73"/>
            <table:table-cell office:value-type="float" office:value="36.619999999999997"/>
          </table:table-row>
          <table:table-row>
            <table:table-cell office:value-type="string">
              <text:p>20</text:p>
            </table:table-cell>
            <table:table-cell office:value-type="float" office:value="71.53"/>
            <table:table-cell office:value-type="float" office:value="36.270000000000003"/>
          </table:table-row>
          <table:table-row>
            <table:table-cell office:value-type="string">
              <text:p>21</text:p>
            </table:table-cell>
            <table:table-cell office:value-type="float" office:value="71.150000000000006"/>
            <table:table-cell office:value-type="float" office:value="35.96"/>
          </table:table-row>
          <table:table-row>
            <table:table-cell office:value-type="string">
              <text:p>22</text:p>
            </table:table-cell>
            <table:table-cell office:value-type="float" office:value="70.73"/>
            <table:table-cell office:value-type="float" office:value="35.49"/>
          </table:table-row>
          <table:table-row>
            <table:table-cell office:value-type="string">
              <text:p>23</text:p>
            </table:table-cell>
            <table:table-cell office:value-type="float" office:value="70.45"/>
            <table:table-cell office:value-type="float" office:value="35.28"/>
          </table:table-row>
          <table:table-row>
            <table:table-cell office:value-type="string">
              <text:p>24</text:p>
            </table:table-cell>
            <table:table-cell office:value-type="float" office:value="70.22"/>
            <table:table-cell office:value-type="float" office:value="35.85"/>
          </table:table-row>
          <table:table-row>
            <table:table-cell office:value-type="string">
              <text:p>25</text:p>
            </table:table-cell>
            <table:table-cell office:value-type="float" office:value="69.8"/>
            <table:table-cell office:value-type="float" office:value="36.94"/>
          </table:table-row>
          <table:table-row>
            <table:table-cell office:value-type="string">
              <text:p>26</text:p>
            </table:table-cell>
            <table:table-cell office:value-type="float" office:value="70.510000000000005"/>
            <table:table-cell office:value-type="float" office:value="37.47"/>
          </table:table-row>
          <table:table-row>
            <table:table-cell office:value-type="string">
              <text:p>27</text:p>
            </table:table-cell>
            <table:table-cell office:value-type="float" office:value="68.91"/>
            <table:table-cell office:value-type="float" office:value="36.619999999999997"/>
          </table:table-row>
          <table:table-row>
            <table:table-cell office:value-type="string">
              <text:p>28</text:p>
            </table:table-cell>
            <table:table-cell office:value-type="float" office:value="68.760000000000005"/>
            <table:table-cell office:value-type="float" office:value="34.54"/>
          </table:table-row>
          <table:table-row>
            <table:table-cell office:value-type="string">
              <text:p>29</text:p>
            </table:table-cell>
            <table:table-cell office:value-type="float" office:value="68.569999999999993"/>
            <table:table-cell office:value-type="float" office:value="31.98"/>
          </table:table-row>
          <table:table-row>
            <table:table-cell office:value-type="string">
              <text:p>30</text:p>
            </table:table-cell>
            <table:table-cell office:value-type="float" office:value="68"/>
            <table:table-cell office:value-type="float" office:value="29.65"/>
          </table:table-row>
          <table:table-row>
            <table:table-cell office:value-type="string">
              <text:p>31</text:p>
            </table:table-cell>
            <table:table-cell office:value-type="float" office:value="67.48"/>
            <table:table-cell office:value-type="float" office:value="28.14"/>
          </table:table-row>
          <table:table-row>
            <table:table-cell office:value-type="string">
              <text:p>32</text:p>
            </table:table-cell>
            <table:table-cell office:value-type="float" office:value="67.28"/>
            <table:table-cell office:value-type="float" office:value="28.01"/>
          </table:table-row>
          <table:table-row>
            <table:table-cell office:value-type="string">
              <text:p>33</text:p>
            </table:table-cell>
            <table:table-cell office:value-type="float" office:value="66.47"/>
            <table:table-cell office:value-type="float" office:value="29.47"/>
          </table:table-row>
          <table:table-row>
            <table:table-cell office:value-type="string">
              <text:p>34</text:p>
            </table:table-cell>
            <table:table-cell office:value-type="float" office:value="66.44"/>
            <table:table-cell office:value-type="float" office:value="32.08"/>
          </table:table-row>
          <table:table-row>
            <table:table-cell office:value-type="string">
              <text:p>35</text:p>
            </table:table-cell>
            <table:table-cell office:value-type="float" office:value="66.38"/>
            <table:table-cell office:value-type="float" office:value="34.75"/>
          </table:table-row>
          <table:table-row>
            <table:table-cell office:value-type="string">
              <text:p>36</text:p>
            </table:table-cell>
            <table:table-cell office:value-type="float" office:value="66.67"/>
            <table:table-cell office:value-type="float" office:value="36.049999999999997"/>
          </table:table-row>
          <table:table-row>
            <table:table-cell office:value-type="string">
              <text:p>37</text:p>
            </table:table-cell>
            <table:table-cell office:value-type="float" office:value="66.42"/>
            <table:table-cell office:value-type="float" office:value="34.97"/>
          </table:table-row>
          <table:table-row>
            <table:table-cell office:value-type="string">
              <text:p>38</text:p>
            </table:table-cell>
            <table:table-cell office:value-type="float" office:value="65.540000000000006"/>
            <table:table-cell office:value-type="float" office:value="32.07"/>
          </table:table-row>
          <table:table-row>
            <table:table-cell office:value-type="string">
              <text:p>39</text:p>
            </table:table-cell>
            <table:table-cell office:value-type="float" office:value="64.599999999999994"/>
            <table:table-cell office:value-type="float" office:value="29.59"/>
          </table:table-row>
          <table:table-row>
            <table:table-cell office:value-type="string">
              <text:p>40</text:p>
            </table:table-cell>
            <table:table-cell office:value-type="float" office:value="64.22"/>
            <table:table-cell office:value-type="float" office:value="29.73"/>
          </table:table-row>
          <table:table-row>
            <table:table-cell office:value-type="string">
              <text:p>41</text:p>
            </table:table-cell>
            <table:table-cell office:value-type="float" office:value="64.239999999999995"/>
            <table:table-cell office:value-type="float" office:value="32"/>
          </table:table-row>
          <table:table-row>
            <table:table-cell office:value-type="string">
              <text:p>42</text:p>
            </table:table-cell>
            <table:table-cell office:value-type="float" office:value="66.400000000000006"/>
            <table:table-cell office:value-type="float" office:value="33.479999999999997"/>
          </table:table-row>
          <table:table-row>
            <table:table-cell office:value-type="string">
              <text:p>43</text:p>
            </table:table-cell>
            <table:table-cell office:value-type="float" office:value="64.12"/>
            <table:table-cell office:value-type="float" office:value="32.090000000000003"/>
          </table:table-row>
          <table:table-row>
            <table:table-cell office:value-type="string">
              <text:p>44</text:p>
            </table:table-cell>
            <table:table-cell office:value-type="float" office:value="63.91"/>
            <table:table-cell office:value-type="float" office:value="28.51"/>
          </table:table-row>
          <table:table-row>
            <table:table-cell office:value-type="string">
              <text:p>45</text:p>
            </table:table-cell>
            <table:table-cell office:value-type="float" office:value="63.84"/>
            <table:table-cell office:value-type="float" office:value="24.65"/>
          </table:table-row>
          <table:table-row>
            <table:table-cell office:value-type="string">
              <text:p>46</text:p>
            </table:table-cell>
            <table:table-cell office:value-type="float" office:value="63.21"/>
            <table:table-cell office:value-type="float" office:value="21.68"/>
          </table:table-row>
          <table:table-row>
            <table:table-cell office:value-type="string">
              <text:p>47</text:p>
            </table:table-cell>
            <table:table-cell office:value-type="float" office:value="62.82"/>
            <table:table-cell office:value-type="float" office:value="19.61"/>
          </table:table-row>
          <table:table-row>
            <table:table-cell office:value-type="string">
              <text:p>48</text:p>
            </table:table-cell>
            <table:table-cell office:value-type="float" office:value="62.45"/>
            <table:table-cell office:value-type="float" office:value="18.260000000000002"/>
          </table:table-row>
          <table:table-row>
            <table:table-cell office:value-type="string">
              <text:p>49</text:p>
            </table:table-cell>
            <table:table-cell office:value-type="float" office:value="62.21"/>
            <table:table-cell office:value-type="float" office:value="17.5"/>
          </table:table-row>
          <table:table-row>
            <table:table-cell office:value-type="string">
              <text:p>50</text:p>
            </table:table-cell>
            <table:table-cell office:value-type="float" office:value="62.19"/>
            <table:table-cell office:value-type="float" office:value="17.04"/>
          </table:table-row>
          <table:table-row>
            <table:table-cell office:value-type="string">
              <text:p>51</text:p>
            </table:table-cell>
            <table:table-cell office:value-type="float" office:value="62.11"/>
            <table:table-cell office:value-type="float" office:value="16.46"/>
          </table:table-row>
          <table:table-row>
            <table:table-cell office:value-type="string">
              <text:p>52</text:p>
            </table:table-cell>
            <table:table-cell office:value-type="float" office:value="61.61"/>
            <table:table-cell office:value-type="float" office:value="15.47"/>
          </table:table-row>
          <table:table-row>
            <table:table-cell office:value-type="string">
              <text:p>53</text:p>
            </table:table-cell>
            <table:table-cell office:value-type="float" office:value="61.12"/>
            <table:table-cell office:value-type="float" office:value="14.06"/>
          </table:table-row>
          <table:table-row>
            <table:table-cell office:value-type="string">
              <text:p>54</text:p>
            </table:table-cell>
            <table:table-cell office:value-type="float" office:value="60.78"/>
            <table:table-cell office:value-type="float" office:value="12.58"/>
          </table:table-row>
          <table:table-row>
            <table:table-cell office:value-type="string">
              <text:p>55</text:p>
            </table:table-cell>
            <table:table-cell office:value-type="float" office:value="60.57"/>
            <table:table-cell office:value-type="float" office:value="11.58"/>
          </table:table-row>
          <table:table-row>
            <table:table-cell office:value-type="string">
              <text:p>56</text:p>
            </table:table-cell>
            <table:table-cell office:value-type="float" office:value="60.45"/>
            <table:table-cell office:value-type="float" office:value="11.48"/>
          </table:table-row>
          <table:table-row>
            <table:table-cell office:value-type="string">
              <text:p>57</text:p>
            </table:table-cell>
            <table:table-cell office:value-type="float" office:value="60.49"/>
            <table:table-cell office:value-type="float" office:value="12.28"/>
          </table:table-row>
          <table:table-row>
            <table:table-cell office:value-type="string">
              <text:p>58</text:p>
            </table:table-cell>
            <table:table-cell office:value-type="float" office:value="60.65"/>
            <table:table-cell office:value-type="float" office:value="13.69"/>
          </table:table-row>
          <table:table-row>
            <table:table-cell office:value-type="string">
              <text:p>59</text:p>
            </table:table-cell>
            <table:table-cell office:value-type="float" office:value="60.31"/>
            <table:table-cell office:value-type="float" office:value="15.68"/>
          </table:table-row>
          <table:table-row>
            <table:table-cell office:value-type="string">
              <text:p>60</text:p>
            </table:table-cell>
            <table:table-cell office:value-type="float" office:value="59.92"/>
            <table:table-cell office:value-type="float" office:value="18.559999999999999"/>
          </table:table-row>
          <table:table-row>
            <table:table-cell office:value-type="string">
              <text:p>61</text:p>
            </table:table-cell>
            <table:table-cell office:value-type="float" office:value="59.72"/>
            <table:table-cell office:value-type="float" office:value="22.24"/>
          </table:table-row>
          <table:table-row>
            <table:table-cell office:value-type="string">
              <text:p>62</text:p>
            </table:table-cell>
            <table:table-cell office:value-type="float" office:value="59.48"/>
            <table:table-cell office:value-type="float" office:value="25.47"/>
          </table:table-row>
          <table:table-row>
            <table:table-cell office:value-type="string">
              <text:p>63</text:p>
            </table:table-cell>
            <table:table-cell office:value-type="float" office:value="61.51"/>
            <table:table-cell office:value-type="float" office:value="26.24"/>
          </table:table-row>
          <table:table-row>
            <table:table-cell office:value-type="string">
              <text:p>64</text:p>
            </table:table-cell>
            <table:table-cell office:value-type="float" office:value="58.04"/>
            <table:table-cell office:value-type="float" office:value="23.7"/>
          </table:table-row>
          <table:table-row>
            <table:table-cell office:value-type="string">
              <text:p>65</text:p>
            </table:table-cell>
            <table:table-cell office:value-type="float" office:value="57.92"/>
            <table:table-cell office:value-type="float" office:value="19.170000000000002"/>
          </table:table-row>
          <table:table-row>
            <table:table-cell office:value-type="string">
              <text:p>66</text:p>
            </table:table-cell>
            <table:table-cell office:value-type="float" office:value="57.53"/>
            <table:table-cell office:value-type="float" office:value="15.14"/>
          </table:table-row>
          <table:table-row>
            <table:table-cell office:value-type="string">
              <text:p>67</text:p>
            </table:table-cell>
            <table:table-cell office:value-type="float" office:value="57.13"/>
            <table:table-cell office:value-type="float" office:value="13.27"/>
          </table:table-row>
          <table:table-row>
            <table:table-cell office:value-type="string">
              <text:p>68</text:p>
            </table:table-cell>
            <table:table-cell office:value-type="float" office:value="57.04"/>
            <table:table-cell office:value-type="float" office:value="13.78"/>
          </table:table-row>
          <table:table-row>
            <table:table-cell office:value-type="string">
              <text:p>69</text:p>
            </table:table-cell>
            <table:table-cell office:value-type="float" office:value="56.97"/>
            <table:table-cell office:value-type="float" office:value="16.03"/>
          </table:table-row>
          <table:table-row>
            <table:table-cell office:value-type="string">
              <text:p>70</text:p>
            </table:table-cell>
            <table:table-cell office:value-type="float" office:value="57.12"/>
            <table:table-cell office:value-type="float" office:value="18.899999999999999"/>
          </table:table-row>
          <table:table-row>
            <table:table-cell office:value-type="string">
              <text:p>71</text:p>
            </table:table-cell>
            <table:table-cell office:value-type="float" office:value="57.23"/>
            <table:table-cell office:value-type="float" office:value="21.22"/>
          </table:table-row>
          <table:table-row>
            <table:table-cell office:value-type="string">
              <text:p>72</text:p>
            </table:table-cell>
            <table:table-cell office:value-type="float" office:value="57.12"/>
            <table:table-cell office:value-type="float" office:value="22.15"/>
          </table:table-row>
          <table:table-row>
            <table:table-cell office:value-type="string">
              <text:p>73</text:p>
            </table:table-cell>
            <table:table-cell office:value-type="float" office:value="56.98"/>
            <table:table-cell office:value-type="float" office:value="21.47"/>
          </table:table-row>
          <table:table-row>
            <table:table-cell office:value-type="string">
              <text:p>74</text:p>
            </table:table-cell>
            <table:table-cell office:value-type="float" office:value="56.61"/>
            <table:table-cell office:value-type="float" office:value="19.760000000000002"/>
          </table:table-row>
          <table:table-row>
            <table:table-cell office:value-type="string">
              <text:p>75</text:p>
            </table:table-cell>
            <table:table-cell office:value-type="float" office:value="56.5"/>
            <table:table-cell office:value-type="float" office:value="18.36"/>
          </table:table-row>
          <table:table-row>
            <table:table-cell office:value-type="string">
              <text:p>76</text:p>
            </table:table-cell>
            <table:table-cell office:value-type="float" office:value="55.71"/>
            <table:table-cell office:value-type="float" office:value="18.77"/>
          </table:table-row>
          <table:table-row>
            <table:table-cell office:value-type="string">
              <text:p>77</text:p>
            </table:table-cell>
            <table:table-cell office:value-type="float" office:value="55.45"/>
            <table:table-cell office:value-type="float" office:value="21.55"/>
          </table:table-row>
          <table:table-row>
            <table:table-cell office:value-type="string">
              <text:p>78</text:p>
            </table:table-cell>
            <table:table-cell office:value-type="float" office:value="55.48"/>
            <table:table-cell office:value-type="float" office:value="25.27"/>
          </table:table-row>
          <table:table-row>
            <table:table-cell office:value-type="string">
              <text:p>79</text:p>
            </table:table-cell>
            <table:table-cell office:value-type="float" office:value="56.77"/>
            <table:table-cell office:value-type="float" office:value="27.44"/>
          </table:table-row>
          <table:table-row>
            <table:table-cell office:value-type="string">
              <text:p>80</text:p>
            </table:table-cell>
            <table:table-cell office:value-type="float" office:value="56.32"/>
            <table:table-cell office:value-type="float" office:value="26.6"/>
          </table:table-row>
          <table:table-row>
            <table:table-cell office:value-type="string">
              <text:p>81</text:p>
            </table:table-cell>
            <table:table-cell office:value-type="float" office:value="55.79"/>
            <table:table-cell office:value-type="float" office:value="23.14"/>
          </table:table-row>
          <table:table-row>
            <table:table-cell office:value-type="string">
              <text:p>82</text:p>
            </table:table-cell>
            <table:table-cell office:value-type="float" office:value="55.64"/>
            <table:table-cell office:value-type="float" office:value="18.559999999999999"/>
          </table:table-row>
          <table:table-row>
            <table:table-cell office:value-type="string">
              <text:p>83</text:p>
            </table:table-cell>
            <table:table-cell office:value-type="float" office:value="55.5"/>
            <table:table-cell office:value-type="float" office:value="14.33"/>
          </table:table-row>
          <table:table-row>
            <table:table-cell office:value-type="string">
              <text:p>84</text:p>
            </table:table-cell>
            <table:table-cell office:value-type="float" office:value="55.39"/>
            <table:table-cell office:value-type="float" office:value="11.19"/>
          </table:table-row>
          <table:table-row>
            <table:table-cell office:value-type="string">
              <text:p>85</text:p>
            </table:table-cell>
            <table:table-cell office:value-type="float" office:value="55.81"/>
            <table:table-cell office:value-type="float" office:value="9.01"/>
          </table:table-row>
          <table:table-row>
            <table:table-cell office:value-type="string">
              <text:p>86</text:p>
            </table:table-cell>
            <table:table-cell office:value-type="float" office:value="55.75"/>
            <table:table-cell office:value-type="float" office:value="7.01"/>
          </table:table-row>
          <table:table-row>
            <table:table-cell office:value-type="string">
              <text:p>87</text:p>
            </table:table-cell>
            <table:table-cell office:value-type="float" office:value="55.18"/>
            <table:table-cell office:value-type="float" office:value="4.46"/>
          </table:table-row>
          <table:table-row>
            <table:table-cell office:value-type="string">
              <text:p>88</text:p>
            </table:table-cell>
            <table:table-cell office:value-type="float" office:value="54.6"/>
            <table:table-cell office:value-type="float" office:value="1.1299999999999999"/>
          </table:table-row>
          <table:table-row>
            <table:table-cell office:value-type="string">
              <text:p>89</text:p>
            </table:table-cell>
            <table:table-cell office:value-type="float" office:value="53.89"/>
            <table:table-cell office:value-type="float" office:value="-2.69"/>
          </table:table-row>
          <table:table-row>
            <table:table-cell office:value-type="string">
              <text:p>90</text:p>
            </table:table-cell>
            <table:table-cell office:value-type="float" office:value="53.31"/>
            <table:table-cell office:value-type="float" office:value="-6.05"/>
          </table:table-row>
          <table:table-row>
            <table:table-cell office:value-type="string">
              <text:p>91</text:p>
            </table:table-cell>
            <table:table-cell office:value-type="float" office:value="52.77"/>
            <table:table-cell office:value-type="float" office:value="-6.94"/>
          </table:table-row>
          <table:table-row>
            <table:table-cell office:value-type="string">
              <text:p>92</text:p>
            </table:table-cell>
            <table:table-cell office:value-type="float" office:value="51.88"/>
            <table:table-cell office:value-type="float" office:value="-3.79"/>
          </table:table-row>
          <table:table-row>
            <table:table-cell office:value-type="string">
              <text:p>93</text:p>
            </table:table-cell>
            <table:table-cell office:value-type="float" office:value="38.78"/>
            <table:table-cell office:value-type="float" office:value="1.67"/>
          </table:table-row>
          <table:table-row>
            <table:table-cell office:value-type="string">
              <text:p>94</text:p>
            </table:table-cell>
            <table:table-cell office:value-type="float" office:value="30.26"/>
            <table:table-cell office:value-type="float" office:value="5.7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6" svg:viewBox="0 0 20 30" svg:d="m10 0-10 30h20z"/>
    <draw:marker draw:name="a3" svg:viewBox="0 0 20 30" svg:d="m10 0-10 30h20z"/>
    <draw:stroke-dash draw:name="a7" draw:display-name="SysDot" draw:style="rect" draw:dots1="1" draw:dots1-length="0.02083in" draw:dots2="0" draw:dots2-length="0in" draw:distance="0.02083in"/>
    <draw:stroke-dash draw:name="a4" draw:display-name="SysDot" draw:style="rect" draw:dots1="1" draw:dots1-length="0.02083in" draw:dots2="0" draw:dots2-length="0in" draw:distance="0.02083in"/>
  </office:styles>
</office:document-styles>
</file>